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5pt" fo:language="pt" fo:country="PT" fo:font-weight="normal" style:font-size-asian="15pt" style:font-weight-asian="normal" style:font-size-complex="15pt" style:font-weight-complex="normal"/>
    </style:style>
    <style:style style:name="P2" style:family="paragraph" style:parent-style-name="Standard">
      <style:paragraph-properties fo:text-align="justify" style:justify-single-word="false"/>
      <style:text-properties fo:font-size="15pt" fo:language="pt" fo:country="PT" officeooo:rsid="001d4002" officeooo:paragraph-rsid="001d4002" style:font-size-asian="15pt" style:font-size-complex="15pt"/>
    </style:style>
    <style:style style:name="P3" style:family="paragraph" style:parent-style-name="Standard">
      <style:paragraph-properties fo:text-align="justify" style:justify-single-word="false"/>
      <style:text-properties fo:font-size="15pt" fo:language="pt" fo:country="PT" style:font-size-asian="15pt" style:font-size-complex="15pt"/>
    </style:style>
    <style:style style:name="P4" style:family="paragraph" style:parent-style-name="Standard">
      <style:paragraph-properties fo:text-align="justify" style:justify-single-word="false"/>
      <style:text-properties fo:language="pt" fo:country="PT" officeooo:rsid="001eb9ac" officeooo:paragraph-rsid="0028511c"/>
    </style:style>
    <style:style style:name="P5" style:family="paragraph" style:parent-style-name="Standard">
      <style:paragraph-properties fo:text-align="justify" style:justify-single-word="false"/>
      <style:text-properties fo:language="pt" fo:country="PT"/>
    </style:style>
    <style:style style:name="P6" style:family="paragraph" style:parent-style-name="Standard">
      <style:paragraph-properties fo:text-align="justify" style:justify-single-word="false"/>
      <style:text-properties fo:language="pt" fo:country="PT" officeooo:paragraph-rsid="002b7804"/>
    </style:style>
    <style:style style:name="P7" style:family="paragraph" style:parent-style-name="Standard">
      <style:paragraph-properties fo:text-align="justify" style:justify-single-word="false"/>
      <style:text-properties fo:language="pt" fo:country="PT" officeooo:rsid="002a4da7" officeooo:paragraph-rsid="002b7804"/>
    </style:style>
    <style:style style:name="P8" style:family="paragraph" style:parent-style-name="Standard">
      <style:paragraph-properties fo:text-align="justify" style:justify-single-word="false"/>
      <style:text-properties fo:language="pt" fo:country="PT" officeooo:rsid="002b7804" officeooo:paragraph-rsid="002b7804"/>
    </style:style>
    <style:style style:name="P9" style:family="paragraph" style:parent-style-name="Standard">
      <style:paragraph-properties fo:text-align="justify" style:justify-single-word="false"/>
      <style:text-properties fo:language="pt" fo:country="PT" officeooo:rsid="003abc4b" officeooo:paragraph-rsid="003abc4b"/>
    </style:style>
    <style:style style:name="P10" style:family="paragraph" style:parent-style-name="Standard">
      <style:paragraph-properties fo:text-align="justify" style:justify-single-word="false"/>
      <style:text-properties fo:language="pt" fo:country="PT" officeooo:rsid="003a6377" officeooo:paragraph-rsid="003a6377"/>
    </style:style>
    <style:style style:name="P11" style:family="paragraph" style:parent-style-name="Standard">
      <style:paragraph-properties fo:text-align="justify" style:justify-single-word="false"/>
      <style:text-properties fo:language="pt" fo:country="PT" officeooo:rsid="003a6377" officeooo:paragraph-rsid="003abca2"/>
    </style:style>
    <style:style style:name="P12" style:family="paragraph" style:parent-style-name="Standard">
      <style:paragraph-properties fo:text-align="justify" style:justify-single-word="false"/>
      <style:text-properties fo:language="pt" fo:country="PT" officeooo:rsid="003a6377" officeooo:paragraph-rsid="003ad20b"/>
    </style:style>
    <style:style style:name="P13" style:family="paragraph" style:parent-style-name="Standard">
      <style:paragraph-properties fo:text-align="justify" style:justify-single-word="false"/>
      <style:text-properties fo:language="pt" fo:country="PT" officeooo:rsid="003a6377" officeooo:paragraph-rsid="003b0b15"/>
    </style:style>
    <style:style style:name="P14" style:family="paragraph" style:parent-style-name="Standard">
      <style:paragraph-properties fo:text-align="justify" style:justify-single-word="false"/>
      <style:text-properties fo:language="pt" fo:country="PT" officeooo:rsid="003b0b15" officeooo:paragraph-rsid="003b0b15"/>
    </style:style>
    <style:style style:name="T1" style:family="text">
      <style:text-properties officeooo:rsid="001fea7c"/>
    </style:style>
    <style:style style:name="T2" style:family="text">
      <style:text-properties officeooo:rsid="002b7804"/>
    </style:style>
    <style:style style:name="T3" style:family="text">
      <style:text-properties officeooo:rsid="00304aa7"/>
    </style:style>
    <style:style style:name="T4" style:family="text">
      <style:text-properties officeooo:rsid="00310066"/>
    </style:style>
    <style:style style:name="T5" style:family="text">
      <style:text-properties officeooo:rsid="003a0bc6"/>
    </style:style>
    <style:style style:name="T6" style:family="text">
      <style:text-properties officeooo:rsid="003a6a7b"/>
    </style:style>
    <style:style style:name="T7" style:family="text">
      <style:text-properties officeooo:rsid="003abca2"/>
    </style:style>
    <style:style style:name="T8" style:family="text">
      <style:text-properties officeooo:rsid="003ad20b"/>
    </style:style>
    <style:style style:name="T9" style:family="text">
      <style:text-properties officeooo:rsid="003b0b15"/>
    </style:style>
    <style:style style:name="T10" style:family="text">
      <style:text-properties officeooo:rsid="003b46df"/>
    </style:style>
    <style:style style:name="T11" style:family="text">
      <style:text-properties officeooo:rsid="003cb193"/>
    </style:style>
    <style:style style:name="T12" style:family="text">
      <style:text-properties officeooo:rsid="002a4da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1">Descrição do problema</text:span></text:p>
      <text:p text:style-name="P4"><text:tab/>Em termos gerais, <text:span text:style-name="T1">o desafio proposto consiste em criar um programa que permitisse um ou até 4 <text:s/>jogadores jogar uma versão modificada do clássico Mastermind. O programa a implementar tem de seguir uma estrutura descrita no enunciado: primeiramente, deve perguntar ao utilizador qual a configuração que o jogo deve ter (numero de jogadores e respetivos nomes, numero de jogos, dimensão e complexidade da chave, limite máximo de tempo e jogadas por jogo, ); de seguida, deve executar a sequencia de jogos para cada jogador; finalmente apresenta as estatísticas em três categorias: vencedor do torneio (mais jogos ganhos, desempata pelo tempo médio de jogo); jogo mais rápido (chave acertada em menos tempo, desempata pelo numero de jogadas); jogo mais curto (chave acertada em menos jogadas, desempata pelo tempo de jogo).</text:span></text:p>
      <text:p text:style-name="P5"/>
      <text:p text:style-name="P3"><text:span text:style-name="T11">Abordagem</text:span></text:p>
      <text:p text:style-name="P7"><text:tab/>Por haver certas liberdades e ambiguidades, decisões tiveram de ser tomadas <text:span text:style-name="T2">que definiram a nossa abordagem deste projeto:</text:span></text:p>
      <text:p text:style-name="P8">- <text:s/>consideramos este programa como executando um torneio e como tal as regras e configurações são idênticas para todos os participantes;</text:p>
      <text:p text:style-name="P7">- <text:span text:style-name="T2">os nomes dos jogadores podem aceitar todo o tipo de caracteres tal como os “nicknames” dos jogos atuais desde que não ultrapasse o limite máximo imposto;</text:span></text:p>
      <text:p text:style-name="P7">- <text:span text:style-name="T2">durante o jogo, qualquer jogada invalida (cores não disponíveis ou outras letras, números, ou caracteres especiais) é considerada como um erro de atenção não sendo contabilizada como um erro uma tentativa, no entanto o tempo do jogo continua a correr normalmente;</text:span></text:p>
      <text:p text:style-name="P7">- <text:span text:style-name="T3">como exigido no enunciado, as cores serão representadas por letras maiúsculas, no entanto o programa aceita letras maiúsculas e minúsculas (desde que as letras da tentativa sejam validas);</text:span></text:p>
      <text:p text:style-name="P7">- <text:span text:style-name="T4">no caso de nenhum jogador ter ganho um único jogo, as estatísticas apresentam uma mensagem dizendo que não há vencedores em nenhuma categoria;</text:span></text:p>
      <text:p text:style-name="P6"><text:span text:style-name="T12">- todos os “inputs” são verificados e em caso algum o programa pode entrar em “loops” infinitos ou fechar porque o input não é o esperado. Por outras palavras, o utilizador pode inserir qualquer input, e mesmo que se engane não tem de correr o programa do inicio. Inputs do tipo “ 2” ou “2 ” (espaços) são considerados como inválidos pois podem ser erros dos utilizadores.</text:span></text:p>
      <text:p text:style-name="P6">- <text:span text:style-name="T5">o programa deve ter uma interface simples e o mais amiga do utilizador possível. Isto é por exemplo, esperar que o utilizador diga que esta pronto antes de iniciar o jogo, limpar o terminal após cada jogo, entre outros.</text:span></text:p>
      <text:p text:style-name="P5"/>
      <text:p text:style-name="P5"/>
      <text:p text:style-name="P5"/>
      <text:p text:style-name="P3"><text:span text:style-name="T11">Arquitetura do programa</text:span></text:p>
      <text:p text:style-name="P5"/>
      <text:p text:style-name="P5"/>
      <text:p text:style-name="P5"/>
      <text:p text:style-name="P5"/>
      <text:p text:style-name="P3"><text:span text:style-name="T11">Descrição das estruturas de dados</text:span></text:p>
      <text:p text:style-name="P9"><text:tab/>Para armazenar diversos tipos de dados necessários à execução do programa foram utilizadas múltiplas estruturas de dados de variados tipos:</text:p>
      <text:p text:style-name="P10">- dados: um “array” de inteiros com 3 dimensões que grava todos os dados de todos os jogos por jogador. Isto é, cada jogador tem uma matriz de tamanho n*3 onde “n” é um n<text:span text:style-name="T6">umero de partidas a serem jogadas que guarda se o jogador conseguiu ganhar o jogo, quanto tempo durou o jogo e quantas jogadas foram efetuadas.</text:span></text:p>
      <text:p text:style-name="P10">- <text:span text:style-name="T7">nome_jogadores: um “array” de caracteres com 2 dimensões, guarda os nomes dos jogadores em forma de lista de “strings”.</text:span></text:p>
      <text:p text:style-name="P10">- <text:span text:style-name="T7">chave: vetor de caracteres (“array” com 1 dimensão) que guarda a chave gerada pelo computador numa “string”.</text:span></text:p>
      <text:p text:style-name="P11"><text:soft-page-break/>- <text:span text:style-name="T7">copia_chave: vetor de caracteres (“array” com 1 dimensão) que guarda uma copia da chave gerada pelo computador numa “string” para poder modifica-la nas comparações com a tentativa.</text:span></text:p>
      <text:p text:style-name="P12">- <text:span text:style-name="T8">jogada: vetor de caracteres (“array” com 1 dimensão) que guarda a chave introduzida pelo jogador numa “string”</text:span></text:p>
      <text:p text:style-name="P13">- <text:span text:style-name="T7">copia_jogada: vetor de caracteres (“array” com 1 dimensão) que guarda uma copia da jogada introduzida pelo jogador numa “string” para poder modifica-la nas comparações com a tentativa.</text:span></text:p>
      <text:p text:style-name="P12">- <text:span text:style-name="T9">mediaTempos: vetor de “floats” que guarda a media do tempo de jogo por jogador.</text:span></text:p>
      <text:p text:style-name="P10"/>
      <text:p text:style-name="P14">Para além <text:span text:style-name="T10">destas estruturas de dados, utilizamos mais variáveis com afim de, por um lado, guardar e processar os inputs do utilizador (nomeadamente as configurações) e, por outro, auxiliarem na correta execução do programa (como variáveis ligadas ao tempo).</text:span></text:p>
      <text:p text:style-name="P10"/>
      <text:p text:style-name="P3"><text:span text:style-name="T11">Descrição dos algoritmos(funções)</text:span></text:p>
      <text:p text:style-name="P3"/>
      <text:p text:style-name="P3"/>
      <text:p text:style-name="P2"><text:span text:style-name="T11">F</text:span>uncionamento do programa</text:p>
      <text:p text:style-name="P2"/>
      <text:p text:style-name="P2"/>
      <text:p text:style-name="P2"/>
      <text:p text:style-name="P2"><text:span text:style-name="T11">E</text:span>xemplo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09:16:09.444735247</meta:creation-date>
    <dc:date>2019-03-27T11:01:36.735322967</dc:date>
    <meta:editing-duration>PT3H33M3S</meta:editing-duration>
    <meta:editing-cycles>14</meta:editing-cycles>
    <meta:generator>LibreOffice/6.0.7.3$Linux_X86_64 LibreOffice_project/00m0$Build-3</meta:generator>
    <meta:document-statistic meta:table-count="0" meta:image-count="0" meta:object-count="0" meta:page-count="2" meta:paragraph-count="25" meta:word-count="661" meta:character-count="4080" meta:non-whitespace-character-count="3439"/>
  </office:meta>
</office:document-meta>
</file>